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/>
    </style:style>
    <style:style style:name="P3" style:family="paragraph" style:parent-style-name="Standard"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mm" fo:margin-right="0mm" fo:text-indent="12.7m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2" style:family="text"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T3" style:family="text">
      <style:text-properties style:font-name="Century Gothic" fo:font-size="10pt" fo:language="en" fo:country="SG" style:font-name-asian="SimSun" style:font-size-asian="10pt" style:language-asian="zh" style:country-asian="CN"/>
    </style:style>
    <style:style style:name="T4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5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/>
    </style:style>
    <style:style style:name="T6" style:family="text">
      <style:text-properties style:font-name="Century Gothic" fo:font-size="10pt" style:font-size-asian="10pt" style:font-name-complex="TimesNewRoman" style:font-size-complex="10pt"/>
    </style:style>
    <style:style style:name="T7" style:family="text">
      <style:text-properties style:font-name="Century Gothic" fo:font-size="10pt" style:font-size-asian="10pt" style:font-size-complex="10pt"/>
    </style:style>
    <style:style style:name="T8" style:family="text">
      <style:text-properties style:font-name="Century Gothic" fo:font-size="10pt" fo:font-weight="bold" style:font-size-asian="10pt" style:font-weight-asian="bold" style:font-size-complex="10pt"/>
    </style:style>
    <style:style style:name="T9" style:family="text">
      <style:text-properties style:font-name="Century Gothic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ERVICEGOWHERE PTE. LTD.</text:span></text:p>
      <text:p text:style-name="P1"><text:span text:style-name="T3">Company Registration No: 201421778H</text:span></text:p>
      <text:p text:style-name="P1"><text:span text:style-name="T2">(Incorporated in the Republic of Singapore)</text:span></text:p>
      <text:p text:style-name="P2"/>
      <text:p text:style-name="P1"><text:span text:style-name="T6">531, UPPER CROSS STREET, #04- 52,</text:span></text:p>
      <text:p text:style-name="P1"><text:span text:style-name="T6">HONG LIM COMPLEX</text:span></text:p>
      <text:p text:style-name="P1"><text:span text:style-name="T6">SINGAPORE (050531)</text:span></text:p>
      <text:p text:style-name="P3"/>
      <text:p text:style-name="Standard"><text:span text:style-name="T7">Date: </text:span></text:p>
      <text:p text:style-name="P3"/>
      <text:p text:style-name="P3"/>
      <text:p text:style-name="P3"/>
      <text:p text:style-name="Standard"><text:span text:style-name="T7">To: <text:tab/></text:span><text:span text:style-name="T6">BS Accounting Services Pte Ltd</text:span></text:p>
      <text:p text:style-name="Standard"><text:span text:style-name="T6"><text:tab/>(UEN : 201212606N)</text:span></text:p>
      <text:p text:style-name="P5"><text:span text:style-name="T6">Blk 531 Upper Cross Street</text:span></text:p>
      <text:p text:style-name="P5"><text:span text:style-name="T6">#04-52 Hong Lim Complex</text:span></text:p>
      <text:p text:style-name="P5"><text:span text:style-name="T6">Singapore 050531</text:span></text:p>
      <text:p text:style-name="P5"><text:span text:style-name="T7">Attn: Ms Sally Khor</text:span></text:p>
      <text:p text:style-name="P3"/>
      <text:p text:style-name="P3"/>
      <text:p text:style-name="Standard"><text:span text:style-name="T8">RE: AR FILING FOR </text:span><text:span text:style-name="T4">SERVICEGOWHERE PTE. LTD.</text:span></text:p>
      <text:p text:style-name="Standard"><text:span text:style-name="T8"><text:s text:c="6"/></text:span><text:span text:style-name="T10">YEAR PERIOD 30 June 2015</text:span></text:p>
      <text:p text:style-name="P3"/>
      <text:p text:style-name="Standard"><text:span text:style-name="T7">Please be informed that </text:span><text:span text:style-name="T4">SERVICEGOWHERE PTE. LTD. </text:span><text:span text:style-name="T8">(UEN: </text:span><text:span text:style-name="T5">201421778H</text:span><text:span text:style-name="T8">) </text:span><text:span text:style-name="T7">has not carrying on business, has no trade income and has not been deriving or receiving income from any investments since the day of incorporation on 24 May 2014.</text:span></text:p>
      <text:p text:style-name="P3"/>
      <text:p text:style-name="P3"/>
      <text:p text:style-name="Standard"><text:span text:style-name="T7">We have engaged M/s. </text:span><text:span text:style-name="T8">SERVICEGOWHERE PTE. LTD. (UEN: 201421778H)</text:span><text:span text:style-name="T7"> to submit the compliance filing for the period ended 30 June 2015 (1st AGM held on _____</text:span><text:span text:style-name="T9"> <text:s text:c="6"/></text:span><text:span text:style-name="T7">_______) as dormant company.</text:span></text:p>
      <text:p text:style-name="P3"/>
      <text:p text:style-name="P3"/>
      <text:p text:style-name="P3"/>
      <text:p text:style-name="P1"><text:span text:style-name="T8">Signed on Behalf of the Board</text:span></text:p>
      <text:p text:style-name="P4"/>
      <text:p text:style-name="P3"/>
      <text:p text:style-name="P7"/>
      <text:p text:style-name="P7"/>
      <text:p text:style-name="P7"/>
      <text:p text:style-name="P7"/>
      <text:p text:style-name="P7"/>
      <text:p text:style-name="No_20_Spacing"><text:span text:style-name="T7">__________________________________ <text:s text:c="16"/><text:tab/> <text:s/></text:span></text:p>
      <text:p text:style-name="No_20_Spacing"><text:span text:style-name="T7">CHIN MEE NEO PHYLLIS @ REGINA CHIN</text:span><text:bookmark text:name="_GoBack"/><text:span text:style-name="T7"><text:tab/><text:tab/><text:tab/> <text:s text:c="3"/><text:tab/></text:span></text:p>
      <text:p text:style-name="No_20_Spacing"><text:span text:style-name="T7">Director<text:tab/><text:tab/><text:tab/><text:tab/><text:tab/><text:tab/> <text:s text:c="27"/></text:span></text:p>
      <text:p text:style-name="P7"/>
      <text:p text:style-name="P7"/>
      <text:p text:style-name="P7"/>
      <text:p text:style-name="Standard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name-complex="F" style:font-size-complex="11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Sally Khor</dc:creator>
    <meta:editing-cycles>6</meta:editing-cycles>
    <meta:print-date>2015-06-06T15:44:00</meta:print-date>
    <meta:creation-date>2015-06-06T15:00:00</meta:creation-date>
    <dc:date>2015-06-06T16:08:00</dc:date>
    <meta:editing-duration>PT9S</meta:editing-duration>
    <meta:generator>LibreOffice/3.5$Linux_X86_64 LibreOffice_project/350m1$Build-2</meta:generator>
    <meta:document-statistic meta:table-count="0" meta:image-count="0" meta:object-count="0" meta:page-count="1" meta:paragraph-count="22" meta:word-count="144" meta:character-count="976" meta:non-whitespace-character-count="769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